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" manifest:full-path="Configurations2/statusbar/"/>
  <manifest:file-entry manifest:media-type="" manifest:full-path="Configurations2/progressbar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olumn" style:name="defaultCol0">
      <style:table-column-properties style:column-width="20.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OwnerInfo">
        <table:table-column table:default-cell-style-name="Default"/>
        <table:table-column table:style-name="defaultCol0" table:default-cell-style-name="Default"/>
        <table:table-row>
          <table:table-cell>
            <text:p>Owner Information: </text:p>
          </table:table-cell>
          <table:table-cell/>
        </table:table-row>
        <table:table-row>
          <table:table-cell>
            <text:p>Name: </text:p>
          </table:table-cell>
          <table:table-cell>
            <text:p>AAAA</text:p>
          </table:table-cell>
        </table:table-row>
        <table:table-row>
          <table:table-cell>
            <text:p>Address: </text:p>
          </table:table-cell>
          <table:table-cell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0:44:25.834381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00:36:46.227674544</meta:creation-date>
    <meta:generator>LibreOffice/5.1.6.2$Linux_X86_64 LibreOffice_project/10m0$Build-2</meta:generator>
    <dc:date>2018-06-17T10:44:40.362729425</dc:date>
    <meta:editing-duration>PT16S</meta:editing-duration>
    <meta:editing-cycles>1</meta:editing-cycles>
    <meta:document-statistic meta:table-count="1" meta:cell-count="0" meta:object-count="0"/>
  </office:meta>
</office:document-meta>
</file>